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9.529cm" fo:break-before="auto" style:use-optimal-row-height="true"/>
    </style:style>
    <style:style style:name="ro8" style:family="table-row">
      <style:table-row-properties style:row-height="11.504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1" style:family="table-row">
      <style:table-row-properties style:row-height="9.924cm" fo:break-before="auto" style:use-optimal-row-height="true"/>
    </style:style>
    <style:style style:name="ro12" style:family="table-row">
      <style:table-row-properties style:row-height="6.369cm" fo:break-before="auto" style:use-optimal-row-height="true"/>
    </style:style>
    <style:style style:name="ro13" style:family="table-row">
      <style:table-row-properties style:row-height="7.555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ities</text:p>
          </table:table-cell>
        </table:table-row>
        <table:table-row table:style-name="ro2">
          <table:table-cell office:value-type="string" calcext:value-type="string">
            <text:p>Andhra Pradesh</text:p>
          </table:table-cell>
          <table:table-cell office:value-type="string" calcext:value-type="string">
            <text:p>Amaravati, Anantapur, Chittoor, Kadapa, Rajamahendravaram, Tirupati, Vijayawada, Visakhapatnam</text:p>
          </table:table-cell>
        </table:table-row>
        <table:table-row table:style-name="ro3">
          <table:table-cell office:value-type="string" calcext:value-type="string">
            <text:p>Arunachal Pradesh</text:p>
          </table:table-cell>
          <table:table-cell office:value-type="string" calcext:value-type="string">
            <text:p>Naharlagun</text:p>
          </table:table-cell>
        </table:table-row>
        <table:table-row table:style-name="ro4">
          <table:table-cell office:value-type="string" calcext:value-type="string">
            <text:p>Assam</text:p>
          </table:table-cell>
          <table:table-cell office:value-type="string" calcext:value-type="string">
            <text:p>Byrnihat, Guwahati, Nagaon, Nalbari, Silchar, Sivasagar</text:p>
          </table:table-cell>
        </table:table-row>
        <table:table-row table:style-name="ro5">
          <table:table-cell office:value-type="string" calcext:value-type="string">
            <text:p>Bihar</text:p>
          </table:table-cell>
          <table:table-cell office:value-type="string" calcext:value-type="string">
            <text:p>Araria, Arrah, Aurangabad, Begusarai, Bettiah, Bhagalpur, Bihar Sharif, Buxar, Chhapra, Darbhanga, Gaya, Hajipur, Katihar, Kishanganj, Manguraha, Motihari, Munger, Muzaffarpur, Patna, Purnia, Rajgir, Saharsa, Samastipur, Sasaram, Siwan</text:p>
          </table:table-cell>
        </table:table-row>
        <table:table-row table:style-name="ro1">
          <table:table-cell table:number-columns-repeated="2" office:value-type="string" calcext:value-type="string">
            <text:p>Chandigarh</text:p>
          </table:table-cell>
        </table:table-row>
        <table:table-row table:style-name="ro6">
          <table:table-cell office:value-type="string" calcext:value-type="string">
            <text:p>Chhattisgarh</text:p>
          </table:table-cell>
          <table:table-cell office:value-type="string" calcext:value-type="string">
            <text:p>Bhilai, Bilaspur, Chhal, Korba, Kunjemura, Milupara, Raipur, Tumidih</text:p>
          </table:table-cell>
        </table:table-row>
        <table:table-row table:style-name="ro1">
          <table:table-cell table:number-columns-repeated="2" office:value-type="string" calcext:value-type="string">
            <text:p>Delhi</text:p>
          </table:table-cell>
        </table:table-row>
        <table:table-row table:style-name="ro4">
          <table:table-cell office:value-type="string" calcext:value-type="string">
            <text:p>Gujarat</text:p>
          </table:table-cell>
          <table:table-cell office:value-type="string" calcext:value-type="string">
            <text:p>Ahmedabad, Ankleshwar, Gandhinagar, Nandesari, Surat, Vapi, Vatva</text:p>
          </table:table-cell>
        </table:table-row>
        <table:table-row table:style-name="ro7">
          <table:table-cell office:value-type="string" calcext:value-type="string">
            <text:p>Haryana</text:p>
          </table:table-cell>
          <table:table-cell office:value-type="string" calcext:value-type="string">
            <text:p>Ambala, Bahadurgarh, Ballabgarh, Bhiwani, Charkhi Dadri, Dharuhera, Faridabad, Fatehabad, Gurugram, Hisar, Jind, Kaithal, Karnal, Kurukshetra, Mandikhera, Manesar, Narnaul, Palwal, Panchkula, Panipat, Rohtak, Sirsa, Sonipat, Yamuna Nagar</text:p>
          </table:table-cell>
        </table:table-row>
        <table:table-row table:style-name="ro3">
          <table:table-cell office:value-type="string" calcext:value-type="string">
            <text:p>Himachal Pradesh</text:p>
          </table:table-cell>
          <table:table-cell office:value-type="string" calcext:value-type="string">
            <text:p>Baddi</text:p>
          </table:table-cell>
        </table:table-row>
        <table:table-row table:style-name="ro3">
          <table:table-cell office:value-type="string" calcext:value-type="string">
            <text:p>Jammu and Kashmir</text:p>
          </table:table-cell>
          <table:table-cell office:value-type="string" calcext:value-type="string">
            <text:p>Srinagar</text:p>
          </table:table-cell>
        </table:table-row>
        <table:table-row table:style-name="ro3">
          <table:table-cell office:value-type="string" calcext:value-type="string">
            <text:p>Jharkhand</text:p>
          </table:table-cell>
          <table:table-cell office:value-type="string" calcext:value-type="string">
            <text:p>Dhanbad, Jorapokhar</text:p>
          </table:table-cell>
        </table:table-row>
        <table:table-row table:style-name="ro8">
          <table:table-cell office:value-type="string" calcext:value-type="string">
            <text:p>Karnataka</text:p>
          </table:table-cell>
          <table:table-cell office:value-type="string" calcext:value-type="string">
            <text:p>Bagalkot, Belgaum, Bengaluru, Bidar, Chamarajanagar, Chikkaballapur, Chikkamagaluru, Davanagere, Dharwad, Gadag, Hassan, Haveri, Hubballi, Kalaburagi, Kolar, Koppal, Madikeri, Mangalore, Mysuru, Raichur, Ramanagara, Shivamogga, Tumakuru, Udupi, Vijayapura, Yadgir</text:p>
          </table:table-cell>
        </table:table-row>
        <table:table-row table:style-name="ro9">
          <table:table-cell office:value-type="string" calcext:value-type="string">
            <text:p>Kerala</text:p>
          </table:table-cell>
          <table:table-cell office:value-type="string" calcext:value-type="string">
            <text:p>Eloor, Ernakulam, Kannur, Kochi, Kollam, Kozhikode, Thiruvananthapuram, Thrissur</text:p>
          </table:table-cell>
        </table:table-row>
        <table:table-row table:style-name="ro10">
          <table:table-cell office:value-type="string" calcext:value-type="string">
            <text:p>Madhya Pradesh</text:p>
          </table:table-cell>
          <table:table-cell office:value-type="string" calcext:value-type="string">
            <text:p>Bhopal, Damoh, Dewas, Gwalior, Indore, Jabalpur, Katni, Maihar, Mandideep, Pithampur, Ratlam, Sagar, Satna, Singrauli, Ujjain</text:p>
          </table:table-cell>
        </table:table-row>
        <table:table-row table:style-name="ro9">
          <table:table-cell office:value-type="string" calcext:value-type="string">
            <text:p>Maharashtra</text:p>
          </table:table-cell>
          <table:table-cell office:value-type="string" calcext:value-type="string">
            <text:p>Aurangabad, Chandrapur, Kalyan, Mumbai, Nagpur, Nashik, Navi Mumbai, Pune, Solapur, Thane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string" calcext:value-type="string">
            <text:p>Imphal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Shillong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Aizawl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Kohima</text:p>
          </table:table-cell>
        </table:table-row>
        <table:table-row table:style-name="ro2">
          <table:table-cell office:value-type="string" calcext:value-type="string">
            <text:p>Odisha</text:p>
          </table:table-cell>
          <table:table-cell office:value-type="string" calcext:value-type="string">
            <text:p>Baripada, Bileipada, Brajrajnagar, Keonjhar, Nayagarh, Rairangpur, Rourkela, Suakati, Talcher, Tensa</text:p>
          </table:table-cell>
        </table:table-row>
        <table:table-row table:style-name="ro1">
          <table:table-cell table:number-columns-repeated="2" office:value-type="string" calcext:value-type="string">
            <text:p>Puducherry</text:p>
          </table:table-cell>
        </table:table-row>
        <table:table-row table:style-name="ro9">
          <table:table-cell office:value-type="string" calcext:value-type="string">
            <text:p>Punjab</text:p>
          </table:table-cell>
          <table:table-cell office:value-type="string" calcext:value-type="string">
            <text:p>Amritsar, Bathinda, Jalandhar, Khanna, Ludhiana, Mandi Gobindgarh, Patiala, Rupnagar</text:p>
          </table:table-cell>
        </table:table-row>
        <table:table-row table:style-name="ro11">
          <table:table-cell office:value-type="string" calcext:value-type="string">
            <text:p>Rajasthan</text:p>
          </table:table-cell>
          <table:table-cell office:value-type="string" calcext:value-type="string">
            <text:p>Ajmer, Alwar, Banswara, Barmer, Bharatpur, Bhiwadi, Bikaner, Chittorgarh, Churu, Dausa, Dholpur, Hanumangarh, Jaipur, Jaisalmer, Jhalawar, Jhunjhunu, Jodhpur, Karauli, Kota, Pali, Pratapgarh, Rajsamand, Sawai Madhopur, Sikar, Sirohi, Sri Ganganagar, Udaipur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Gangtok</text:p>
          </table:table-cell>
        </table:table-row>
        <table:table-row table:style-name="ro12">
          <table:table-cell office:value-type="string" calcext:value-type="string">
            <text:p>Tamil Nadu</text:p>
          </table:table-cell>
          <table:table-cell office:value-type="string" calcext:value-type="string">
            <text:p>Ariyalur, Chengalpattu, Chennai, Coimbatore, Cuddalore, Dindigul, Gummidipoondi, Hosur, Kanchipuram, Ooty, Palkalaiperur, Ramanathapuram, Salem, Thoothukudi, Tirupur, Vellore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string" calcext:value-type="string">
            <text:p>Hyderabad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Agartala</text:p>
          </table:table-cell>
        </table:table-row>
        <table:table-row table:style-name="ro13">
          <table:table-cell office:value-type="string" calcext:value-type="string">
            <text:p>Uttar Pradesh</text:p>
          </table:table-cell>
          <table:table-cell office:value-type="string" calcext:value-type="string">
            <text:p>Agra, Baghpat, Bareilly, Bulandshahr, Firozabad, Ghaziabad, Gorakhpur, Greater Noida, Hapur, Jhansi, Kanpur, Khurja, Lucknow, Meerut, Moradabad, Muzaffarnagar, Noida, Prayagraj, Varanasi, Vrindavan</text:p>
          </table:table-cell>
        </table:table-row>
        <table:table-row table:style-name="ro14">
          <table:table-cell office:value-type="string" calcext:value-type="string">
            <text:p>Uttarakhand</text:p>
          </table:table-cell>
          <table:table-cell office:value-type="string" calcext:value-type="string">
            <text:p>Dehradun, Kashipur, Rishikesh</text:p>
          </table:table-cell>
        </table:table-row>
        <table:table-row table:style-name="ro4">
          <table:table-cell office:value-type="string" calcext:value-type="string">
            <text:p>West Bengal</text:p>
          </table:table-cell>
          <table:table-cell office:value-type="string" calcext:value-type="string">
            <text:p>Asansol, Durgapur, Haldia, Howrah, Kolkata, Siligu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4:05:31.115400234</meta:creation-date>
    <dc:date>2023-06-08T14:07:12.587605183</dc:date>
    <meta:editing-duration>PT1M41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